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fo:font-size="22pt" style:font-size-asian="22pt"/>
    </style:style>
    <style:style style:name="P2" style:parent-style-name="Normalny" style:family="paragraph">
      <style:paragraph-properties fo:text-align="end"/>
      <style:text-properties fo:font-weight="bold" style:font-weight-asian="bold" fo:font-size="14pt" style:font-size-asian="14pt"/>
    </style:style>
    <style:style style:name="P3" style:parent-style-name="Normalny" style:family="paragraph">
      <style:text-properties fo:font-size="16pt" style:font-size-asian="16pt"/>
    </style:style>
    <style:style style:name="P4" style:parent-style-name="Normalny" style:family="paragraph">
      <style:text-properties fo:font-size="16pt" style:font-size-asian="16pt"/>
    </style:style>
    <style:style style:name="P5" style:parent-style-name="Normalny" style:family="paragraph">
      <style:text-properties fo:font-size="16pt" style:font-size-asian="16pt"/>
    </style:style>
    <style:style style:name="P6" style:parent-style-name="Normalny" style:family="paragraph">
      <style:text-properties fo:font-size="16pt" style:font-size-asian="16pt"/>
    </style:style>
    <style:style style:name="P7" style:parent-style-name="Normalny" style:family="paragraph">
      <style:text-properties fo:font-size="16pt" style:font-size-asian="16pt"/>
    </style:style>
    <style:style style:name="P8" style:parent-style-name="Normalny" style:family="paragraph">
      <style:text-properties fo:font-size="16pt" style:font-size-asian="16pt"/>
    </style:style>
    <style:style style:name="P9" style:parent-style-name="Normalny" style:family="paragraph">
      <style:text-properties fo:font-size="16pt" style:font-size-asian="16pt"/>
    </style:style>
    <style:style style:name="P10" style:parent-style-name="Normalny" style:family="paragraph">
      <style:text-properties fo:font-size="16pt" style:font-size-asian="16pt"/>
    </style:style>
    <style:style style:name="P11" style:parent-style-name="Normalny" style:family="paragraph">
      <style:text-properties fo:font-size="16pt" style:font-size-asian="16pt"/>
    </style:style>
    <style:style style:name="P12" style:parent-style-name="Normalny" style:family="paragraph">
      <style:text-properties fo:font-size="16pt" style:font-size-asian="16pt"/>
    </style:style>
    <style:style style:name="P13" style:parent-style-name="Normalny" style:family="paragraph">
      <style:text-properties fo:font-size="16pt" style:font-size-asian="16pt"/>
    </style:style>
  </office:automatic-styles>
  <office:body>
    <office:text text:use-soft-page-breaks="true">
      <text:p text:style-name="P1">Raport nr. 2</text:p>
      <text:p text:style-name="P2">10.06.2018</text:p>
      <text:p text:style-name="P3"/>
      <text:p text:style-name="P4"/>
      <text:p text:style-name="P5"/>
      <text:p text:style-name="P6">1. Język programistyczny, który został wybrany to Java.</text:p>
      <text:p text:style-name="P7"/>
      <text:p text:style-name="P8">2.Rozpoczęto<text:s/>wdrążenia diagramu UML z raportu nr. 2<text:s/>do kodu programu.</text:p>
      <text:p text:style-name="P9"/>
      <text:p text:style-name="P10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 221162</meta:initial-creator>
    <dc:creator>Student 221162</dc:creator>
    <meta:creation-date>2018-06-10T20:46:00Z</meta:creation-date>
    <dc:date>2018-06-10T21:18:00Z</dc:date>
    <meta:template xlink:href="Normal" xlink:type="simple"/>
    <meta:editing-cycles>1</meta:editing-cycles>
    <meta:editing-duration>PT1920S</meta:editing-duration>
    <meta:document-statistic meta:page-count="1" meta:paragraph-count="1" meta:word-count="22" meta:character-count="158" meta:row-count="1" meta:non-whitespace-character-count="137"/>
  </office:meta>
</office:document-meta>
</file>